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Preformatted_20_Text">
      <style:paragraph-properties fo:margin-left="1.251cm" fo:margin-right="0cm" fo:text-indent="0cm" style:auto-text-indent="false"/>
      <style:text-properties officeooo:paragraph-rsid="0000ca3d"/>
    </style:style>
    <style:style style:name="P3" style:family="paragraph" style:parent-style-name="Standard">
      <style:text-properties officeooo:paragraph-rsid="0000ca3d"/>
    </style:style>
    <style:style style:name="P4" style:family="paragraph" style:parent-style-name="Preformatted_20_Text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left="1.251cm" fo:margin-right="0cm" fo:text-indent="0cm" style:auto-text-indent="false"/>
      <style:text-properties officeooo:rsid="0000ca3d" officeooo:paragraph-rsid="00013486"/>
    </style:style>
    <style:style style:name="P6" style:family="paragraph" style:parent-style-name="Standard">
      <style:text-properties officeooo:rsid="0000ca3d" officeooo:paragraph-rsid="00013486"/>
    </style:style>
    <style:style style:name="P7" style:family="paragraph" style:parent-style-name="Preformatted_20_Text">
      <style:paragraph-properties fo:margin-left="1.251cm" fo:margin-right="0cm" fo:text-indent="0cm" style:auto-text-indent="false"/>
      <style:text-properties officeooo:rsid="0000ca3d" officeooo:paragraph-rsid="0003083a"/>
    </style:style>
    <style:style style:name="P8" style:family="paragraph" style:parent-style-name="Standard">
      <style:text-properties officeooo:rsid="0000ca3d" officeooo:paragraph-rsid="0003083a"/>
    </style:style>
    <style:style style:name="P9" style:family="paragraph" style:parent-style-name="Standard">
      <style:text-properties officeooo:rsid="0000ca3d" officeooo:paragraph-rsid="0000ca3d"/>
    </style:style>
    <style:style style:name="P10" style:family="paragraph" style:parent-style-name="Standard">
      <style:text-properties officeooo:rsid="0000ca3d" officeooo:paragraph-rsid="000395cf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officeooo:paragraph-rsid="00013486"/>
    </style:style>
    <style:style style:name="P12" style:family="paragraph" style:parent-style-name="Standard">
      <style:text-properties fo:font-style="italic" officeooo:rsid="0000ca3d" officeooo:paragraph-rsid="0000ca3d" style:font-style-asian="italic" style:font-style-complex="italic"/>
    </style:style>
    <style:style style:name="P13" style:family="paragraph" style:parent-style-name="Standard">
      <style:text-properties officeooo:rsid="00013486" officeooo:paragraph-rsid="00013486"/>
    </style:style>
    <style:style style:name="P14" style:family="paragraph" style:parent-style-name="Standard">
      <style:text-properties officeooo:rsid="000395cf" officeooo:paragraph-rsid="000395cf"/>
    </style:style>
    <style:style style:name="P15" style:family="paragraph" style:parent-style-name="Heading_20_1" style:list-style-name=""/>
    <style:style style:name="P16" style:family="paragraph" style:parent-style-name="Heading_20_1">
      <style:paragraph-properties fo:break-before="page"/>
    </style:style>
    <style:style style:name="P17" style:family="paragraph" style:parent-style-name="Preformatted_20_Text">
      <style:paragraph-properties fo:margin-left="1.251cm" fo:margin-right="0cm" fo:text-indent="0cm" style:auto-text-indent="false"/>
    </style:style>
    <style:style style:name="P18" style:family="paragraph" style:parent-style-name="Preformatted_20_Text">
      <style:paragraph-properties fo:margin-left="1.251cm" fo:margin-right="0cm" fo:text-indent="0cm" style:auto-text-indent="false"/>
      <style:text-properties officeooo:rsid="0005e639" officeooo:paragraph-rsid="0005e639"/>
    </style:style>
    <style:style style:name="P19" style:family="paragraph" style:parent-style-name="Standard" style:list-style-name="L1">
      <style:text-properties officeooo:rsid="000395cf" officeooo:paragraph-rsid="000395cf"/>
    </style:style>
    <style:style style:name="T1" style:family="text">
      <style:text-properties officeooo:rsid="0000ca3d"/>
    </style:style>
    <style:style style:name="T2" style:family="text">
      <style:text-properties officeooo:rsid="00013486"/>
    </style:style>
    <style:style style:name="T3" style:family="text">
      <style:text-properties officeooo:rsid="000395cf"/>
    </style:style>
    <style:style style:name="T4" style:family="text">
      <style:text-properties officeooo:rsid="00050829"/>
    </style:style>
    <style:style style:name="T5" style:family="text">
      <style:text-properties officeooo:rsid="0005c6d2"/>
    </style:style>
    <style:style style:name="T6" style:family="text">
      <style:text-properties officeooo:rsid="0005e639"/>
    </style:style>
    <style:style style:name="T7" style:family="text">
      <style:text-properties officeooo:rsid="00077a5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 Installation</text:h>
      <text:p text:style-name="P9"/>
      <text:p text:style-name="P9">Download and install Anaconda (or Miniconda for less memory use).</text:p>
      <text:p text:style-name="P9"/>
      <text:p text:style-name="P9"><text:a xlink:type="simple" xlink:href="https://www.anaconda.com/" text:style-name="Internet_20_link" text:visited-style-name="Visited_20_Internet_20_Link">https://www.anaconda.com/</text:a></text:p>
      <text:p text:style-name="P9"><text:a xlink:type="simple" xlink:href="https://docs.conda.io/en/latest/miniconda.html" text:style-name="Internet_20_link" text:visited-style-name="Visited_20_Internet_20_Link">https://docs.conda.io/en/latest/miniconda.html</text:a></text:p>
      <text:p text:style-name="P9"/>
      <text:p text:style-name="P9">Launch Anaconda</text:p>
      <text:p text:style-name="P9">Create a new python 3.x environment </text:p>
      <text:p text:style-name="P9"/>
      <text:p text:style-name="Preformatted_20_Text"><text:tab/>$ conda create -n AI2022 <text:span text:style-name="Source_20_Text"><text:s/>python=3.9</text:span></text:p>
      <text:p text:style-name="P9"/>
      <text:p text:style-name="P12">Note: “AI2022” is just a name, you can pick whatever you like.</text:p>
      <text:p text:style-name="P9"/>
      <text:p text:style-name="P9">Command line: navigate to directory one level above anaconda3</text:p>
      <text:p text:style-name="P9"/>
      <text:p text:style-name="P1">$ <text:span text:style-name="T1">conda activate</text:span> AI2022 <text:span text:style-name="T1"># after that your prompt will show the env</text:span></text:p>
      <text:p text:style-name="P11"><text:span text:style-name="T1">(AI2022) </text:span>$ <text:span text:style-name="Source_20_Text">pip install --upgrade pip</text:span></text:p>
      <text:p text:style-name="P11"><text:span text:style-name="T1">(AI2022) </text:span>$ pip install tensorflow</text:p>
      <text:p text:style-name="P2"><text:span text:style-name="T1">(AI2022) </text:span>$ conda deactivate</text:p>
      <text:p text:style-name="P4"/>
      <text:p text:style-name="Standard">All the details of the tensorflow installation <text:span text:style-name="T2">with GPU can be found here: </text:span><text:a xlink:type="simple" xlink:href="https://www.tensorflow.org/install/pip" text:style-name="Internet_20_link" text:visited-style-name="Visited_20_Internet_20_Link">https://www.tensorflow.org/install/pip</text:a></text:p>
      <text:p text:style-name="Standard"/>
      <text:p text:style-name="P9">Return to Anaconda environment manager and install matplotlib.</text:p>
      <text:p text:style-name="P9">Click on Anaconda Home screen and install Jupiter notebook.</text:p>
      <text:p text:style-name="P13">You can also do this on the command line:</text:p>
      <text:p text:style-name="P6"/>
      <text:p text:style-name="P11">$ <text:span text:style-name="T1">conda activate</text:span> AI2022</text:p>
      <text:p text:style-name="P5">(AI2022) $ <text:span text:style-name="Source_20_Text">conda install </text:span><text:span text:style-name="Source_20_Text"><text:span text:style-name="T2">matplotlib jupyter</text:span></text:span></text:p>
      <text:p text:style-name="P5"><text:span text:style-name="Source_20_Text"/></text:p>
      <text:p text:style-name="P9">Check packages (tensorflow and keras will not show in anaconda env Manager):</text:p>
      <text:p text:style-name="P9"/>
      <text:p text:style-name="P1">$ <text:span text:style-name="T1">conda </text:span>activate AI2022</text:p>
      <text:p text:style-name="P2"><text:span text:style-name="T1">(AI2022) </text:span>$ conda list</text:p>
      <text:p text:style-name="P2"><text:span text:style-name="T1">(AI2022) </text:span>$ conda deactivate</text:p>
      <text:p text:style-name="P1"/>
      <text:p text:style-name="P9">You might need to install pillow, the python imaging library, and scipy, when we get to chapter 5. If</text:p>
      <text:p text:style-name="P9">anaconda fails to install pillow from the env manager, use pip:</text:p>
      <text:p text:style-name="P9"/>
      <text:p text:style-name="P2">$ <text:span text:style-name="T1">conda activate</text:span> AI2022</text:p>
      <text:p text:style-name="P2"><text:span text:style-name="T1">(AI2022) </text:span>$ <text:span text:style-name="Source_20_Text">conda install -c anaconda pillow</text:span></text:p>
      <text:p text:style-name="P2"><text:span text:style-name="T1">(AI2022) </text:span>$ <text:span text:style-name="Source_20_Text">conda install -c anaconda scipy</text:span></text:p>
      <text:p text:style-name="P11"><text:span text:style-name="T1">(AI2022) </text:span>$ conda deactivate</text:p>
      <text:p text:style-name="P3"/>
      <text:p text:style-name="Preformatted_20_Text"><text:tab/><text:span text:style-name="T1"> </text:span></text:p>
      <text:h text:style-name="P15" text:outline-level="1"/>
      <text:h text:style-name="P16" text:outline-level="1">2 Running</text:h>
      <text:p text:style-name="P9"/>
      <text:h text:style-name="Heading_20_2" text:outline-level="2">2.1 From Anaconda (recommended)</text:h>
      <text:p text:style-name="P9"/>
      <text:p text:style-name="P9">Launch anaconda, select <text:span text:style-name="T5">your</text:span> environment and launch a Jupyter notebook.</text:p>
      <text:h text:style-name="Heading_20_2" text:outline-level="2">2.2 Jupyter, from the command line</text:h>
      <text:p text:style-name="P9">Navigate to the folder where you keep your project files.</text:p>
      <text:p text:style-name="P8"/>
      <text:p text:style-name="P7">$ conda activate AI2022</text:p>
      <text:p text:style-name="P7">(AI2022) $ <text:span text:style-name="Source_20_Text"><text:span text:style-name="T2">jupyter lab # or jupyter notebook</text:span></text:span></text:p>
      <text:p text:style-name="P7"><text:span text:style-name="Source_20_Text"/></text:p>
      <text:p text:style-name="P9">Press ctrl-c twice to close Jupyter and exit the conda environment.</text:p>
      <text:h text:style-name="Heading_20_2" text:outline-level="2">2.3 From the command line (not conda)</text:h>
      <text:p text:style-name="P9">Suppose tensorflow had been installed with VirtualEnv and pip. </text:p>
      <text:p text:style-name="P14">Here is the reference for VirtualEnv: <text:a xlink:type="simple" xlink:href="https://docs.python.org/3/tutorial/venv.html" text:style-name="Internet_20_link" text:visited-style-name="Visited_20_Internet_20_Link">https://docs.python.org/3/tutorial/venv.html</text:a></text:p>
      <text:p text:style-name="P10">You will see a directory: <text:span text:style-name="T3">AI2022</text:span> containing bin, include and lib.</text:p>
      <text:p text:style-name="P10"/>
      <text:p text:style-name="P1">$ source ~/AI2022/bin/activate</text:p>
      <text:p text:style-name="P1">(AI2022) $ python</text:p>
      <text:p text:style-name="P1">(AI2022) $ import tensorflow as tf</text:p>
      <text:p text:style-name="P1">(AI2022) $ print ("TensorFlow version: " + tf.__version__)</text:p>
      <text:p text:style-name="P1">(AI2022) $ <text:span text:style-name="T7"># ...your </text:span>python sessio<text:span text:style-name="T6">n...</text:span></text:p>
      <text:p text:style-name="P1">(AI2022) $ quit()</text:p>
      <text:p text:style-name="P1">(AI2022) $ deactivate</text:p>
      <text:p text:style-name="P18">$</text:p>
      <text:p text:style-name="P9"/>
      <text:p text:style-name="P9"/>
      <text:h text:style-name="Heading_20_1" text:outline-level="1">3 Editing</text:h>
      <text:h text:style-name="Heading_20_2" text:outline-level="2">3.1 Jupyter notebook</text:h>
      <text:p text:style-name="P9">Simply open or add a notebook from the home screen.</text:p>
      <text:p text:style-name="P9">Add markdown cells and code cells.</text:p>
      <text:p text:style-name="P9">Use the text cells to split your code into blocks and provide a commentary.</text:p>
      <text:p text:style-name="P14">The reference page: <text:a xlink:type="simple" xlink:href="https://docs.jupyter.org/en/latest/" text:style-name="Internet_20_link" text:visited-style-name="Visited_20_Internet_20_Link">https://docs.jupyter.org/en/latest/</text:a></text:p>
      <text:p text:style-name="P14"/>
      <text:h text:style-name="Heading_20_2" text:outline-level="2">3.2 <text:span text:style-name="T3">Google </text:span>Colaboratory <text:span text:style-name="T3">(Colab)</text:span></text:h>
      <text:p text:style-name="P9">You can create and run Jupyter notebooks in Google’s online environment. <text:span text:style-name="T3">This allows you to gain free and immediate access to </text:span>GPU <text:span text:style-name="T3">or</text:span> TPU acceleration.</text:p>
      <text:p text:style-name="P14">Be warned, the service is very popular, which has led Google to restrict the offer somewhat, preventing people from doing long tra<text:span text:style-name="T4">i</text:span>ning jobs on there <text:span text:style-name="T4">(and they introduced paying options)</text:span>.</text:p>
      <text:p text:style-name="P14">Tips:</text:p>
      <text:list text:style-name="L1">
        <text:list-item>
          <text:p text:style-name="P19">Prioritise small experiments, keeping things interactive;</text:p>
        </text:list-item>
        <text:list-item>
          <text:p text:style-name="P19">If you hit the GPU/TPU limit, create another Google account..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2:07:57.880463060</meta:creation-date>
    <dc:date>2022-10-06T16:08:12.154922369</dc:date>
    <meta:editing-duration>PT22M55S</meta:editing-duration>
    <meta:editing-cycles>7</meta:editing-cycles>
    <meta:generator>LibreOffice/7.4.1.2$Linux_X86_64 LibreOffice_project/40$Build-2</meta:generator>
    <meta:document-statistic meta:table-count="0" meta:image-count="0" meta:object-count="0" meta:page-count="2" meta:paragraph-count="62" meta:word-count="443" meta:character-count="2849" meta:non-whitespace-character-count="2464"/>
  </office:meta>
</office:document-meta>
</file>